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33pt" officeooo:rsid="0066c281" officeooo:paragraph-rsid="0066c281" style:font-size-asian="33pt" style:font-size-complex="33pt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6pt" officeooo:rsid="0066c281" officeooo:paragraph-rsid="0066c281" style:font-size-asian="26pt" style:font-size-complex="26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6c281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20pt" officeooo:rsid="0066c281" officeooo:paragraph-rsid="0068461a" style:font-size-asian="20pt" style:font-size-complex="2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Courier" fo:font-size="15pt" officeooo:rsid="0066c281" officeooo:paragraph-rsid="0066c281" style:font-size-asian="15pt" style:font-size-complex="15pt" style:text-scale="85%"/>
    </style:style>
    <style:style style:name="T1" style:family="text">
      <style:text-properties style:font-name="Courier" fo:font-size="15pt" style:font-size-asian="15pt" style:font-size-complex="15pt" style:text-scale="85%"/>
    </style:style>
    <style:style style:name="T2" style:family="text">
      <style:text-properties style:font-name="Courier" fo:font-size="15pt" officeooo:rsid="006b53d8" style:font-size-asian="15pt" style:font-size-complex="15pt" style:text-scale="85%"/>
    </style:style>
    <style:style style:name="T3" style:family="text">
      <style:text-properties fo:color="#000080" style:font-name="Courier" fo:font-size="32pt" fo:language="zxx" fo:country="none" style:text-underline-style="solid" style:text-underline-width="auto" style:text-underline-color="font-color" style:font-size-asian="32pt" style:language-asian="zxx" style:country-asian="none" style:font-size-complex="32pt" style:language-complex="zxx" style:country-complex="none" style:text-scale="85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68461a"/>
    </style:style>
    <style:style style:name="T6" style:family="text">
      <style:text-properties officeooo:rsid="006a26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Old version <text:span text:style-name="T4">v03 </text:span>is superseded by version <text:span text:style-name="T4">v04 </text:span>now</text:p>
      <text:p text:style-name="P1"/>
      <text:p text:style-name="P1"/>
      <text:p text:style-name="P1"/>
      <text:p text:style-name="P2">please <text:span text:style-name="T6">bookmark for new versions</text:span>:</text:p>
      <text:p text:style-name="P1"><text:a xlink:type="simple" xlink:href="https://github.com/fffxr/fffxr" text:style-name="Internet_20_link" text:visited-style-name="Visited_20_Internet_20_Link"><text:span text:style-name="T3">github.com/fffxr/fffxr</text:span></text:a></text:p>
      <text:p text:style-name="P2"/>
      <text:p text:style-name="P2"/>
      <text:p text:style-name="P2"/>
      <text:p text:style-name="P3">view v04:</text:p>
      <text:p text:style-name="P1"><text:a xlink:type="simple" xlink:href="https://github.com/fffxr/fffxr/blob/master/GretaThunberg_song-by-The1975_translations_v04.pdf" text:style-name="Internet_20_link" text:visited-style-name="Visited_20_Internet_20_Link"><text:span text:style-name="T1">https://github.com/fffxr/fffxr/blob/master/GretaThunberg_song-by-The1975_translations_v04.pdf</text:span></text:a></text:p>
      <text:p text:style-name="P5"/>
      <text:p text:style-name="P4">download PDF <text:span text:style-name="T5">v04</text:span>:</text:p>
      <text:p text:style-name="P1"><text:a xlink:type="simple" xlink:href="https://github.com/fffxr/fffxr/raw/master/GretaThunberg_song-by-The1975_translations_v04.pdf" text:style-name="Internet_20_link" text:visited-style-name="Visited_20_Internet_20_Link"><text:span text:style-name="T1">https://github.com/fffxr/fffxr/raw/master/GretaThunberg_song-by-The1975_translations_v0</text:span></text:a><text:a xlink:type="simple" xlink:href="https://github.com/fffxr/fffxr/raw/master/GretaThunberg_song-by-The1975_translations_v04.pdf" text:style-name="Internet_20_link" text:visited-style-name="Visited_20_Internet_20_Link"><text:span text:style-name="T2">4</text:span></text:a><text:a xlink:type="simple" xlink:href="https://github.com/fffxr/fffxr/raw/master/GretaThunberg_song-by-The1975_translations_v04.pdf" text:style-name="Internet_20_link" text:visited-style-name="Visited_20_Internet_20_Link"><text:span text:style-name="T1">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anguage_20_disclaimer" style:display-name="language disclaimer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style:font-name="Arial" fo:font-family="Arial" style:font-family-generic="swiss" fo:font-size="8pt" fo:font-weight="normal" officeooo:rsid="001a93ed" style:font-name-asian="Arial" style:font-family-asian="Arial" style:font-family-generic-asian="swiss" style:font-size-asian="8pt" style:font-weight-asian="normal" style:font-name-complex="Arial" style:font-family-complex="Arial" style:font-family-generic-complex="swiss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4:54:01.626967101</meta:creation-date>
    <meta:editing-duration>P0D</meta:editing-duration>
    <meta:editing-cycles>1</meta:editing-cycles>
    <meta:generator>LibreOffice/5.2.7.2$Linux_X86_64 LibreOffice_project/20m0$Build-2</meta:generator>
    <meta:document-statistic meta:table-count="0" meta:image-count="0" meta:object-count="0" meta:page-count="1" meta:paragraph-count="7" meta:word-count="22" meta:character-count="314" meta:non-whitespace-character-count="299"/>
  </office:meta>
</office:document-meta>
</file>